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wes.turner@gmail.com&gt;</text:p><text:p text:style-name="rststyle-textbody"><text:span text:style-name="rststyle-strong">copyright</text:span></text:p>copyright<text:p text:style-name="rststyle-blockindent">Copyright © 2016, All Rights Reserved</text:p><text:section text:name="Section1" text:style-name="Sect1"><text:h text:outline-level="1" text:style-name="rststyle-heading1">Resume</text:h><text:section text:name="Section2" text:style-name="Sect2"><text:h text:outline-level="2" text:style-name="rststyle-heading2">Summary</text:h><text:p text:style-name="rststyle-textbody"><text:span text:style-name="rststyle-strong">Systems Engineer</text:span></text:p><text:p text:style-name="rststyle-textbody"><text:span text:style-name="rststyle-strong">Objective</text:span>: Develop and contribute my skills and experience to
achieve organizational mission objectives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Employment</text:h><text:section text:name="Section4" text:style-name="Sect3"><text:h text:outline-level="3" text:style-name="rststyle-heading3"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lineblock1">http://unmc.edu/</text:p><text:p text:style-name="rststyle-textbody">Supported UNMC
and NMC
Doctors, Nurses, and Patients</text:p><text:p text:style-name="rststyle-textbody">Overhauled a Python web app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2007-2008: Web Developer @ UN NUCIA</text:h><text:p text:style-name="rststyle-lineblock1">Nebraska University Consortium for Information Assurance (NUCIA)</text:p><text:p text:style-name="rststyle-lineblock1">Nebraska University Center for Information Assurance (NUCIA)</text:p><text:p text:style-name="rststyle-lineblock1">University of Nebraska at Omaha (UNO, UNOmaha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Education</text:h><text:section text:name="Section13" text:style-name="Sect3"><text:h text:outline-level="3" text:style-name="rststyle-heading3"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MISSO: President</text:p></text:list-item><text:list-item><text:p text:style-name="rststyle-bulletitem">AISSC: Student Representative</text:p></text:list-item><text:list-item><text:p text:style-name="rststyle-bulletitem"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http://rosalind.info/users/westurner/</text:p></text:list-item></text:list><text:p text:style-name="rststyle-textbody">Courses</text:p><text:list text:style-name="rststyle-bulletlist"><text:list-item><text:p text:style-name="rststyle-bulletitem">http://class-central.com</text:p></text:list-item><text:list-item><text:p text:style-name="rststyle-bulletitem">https://www.khanacademy.org/profile/westurner1</text:p></text:list-item><text:list-item><text:p text:style-name="rststyle-bulletitem">Introduction to Finance</text:p></text:list-item><text:list-item><text:p text:style-name="rststyle-bulletitem">Machine Learning</text:p></text:list-item><text:list-item><text:p text:style-name="rststyle-bulletitem">Introduction to Web Accessibility</text:p></text:list-item></text:list></text:section></text:section><text:section text:name="Section16" text:style-name="Sect2"><text:h text:outline-level="2" text:style-name="rststyle-heading2">Projects</text:h><text:p text:style-name="rststyle-textbody">See: https://westurner.org/wiki/projects</text:p><text:section text:name="Section17" text:style-name="Sect3"><text:h text:outline-level="3" text:style-name="rststyle-heading3"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Src: https://bitbucket.org/westurner/eaglefin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Web: https://nhs-adoptions.appspot.com</text:p><text:p text:style-name="rststyle-lineblock1">Src: https://bitbucket.org/westurner/nhs-social-web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Src: http://code.google.com/p/wbcms</text:p><text:p text:style-name="rststyle-lineblock1">Src: https://bitbucket.org/westurner/wbcms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2009-2010: UNO MISSO President</text:h><text:p text:style-name="rststyle-lineblock1">UNO Management Information Systems Student Organization</text:p><text:list text:style-name="rststyle-bulletlist"><text:list-item><text:p text:style-name="rststyle-bulletitem">Hosted monthly industry speakers</text:p></text:list-item><text:list-item><text:p text:style-name="rststyle-bulletitem">Developed an approach for social media</text:p></text:list-item><text:list-item><text:p text:style-name="rststyle-bulletitem">Created facebook.com/UNO.MISSO</text:p></text:list-item></text:list></text:section><text:section text:name="Section22" text:style-name="Sect3"><text:h text:outline-level="3" text:style-name="rststyle-heading3">2009-2010: AIS Student Chapters Representative</text:h><text:p text:style-name="rststyle-lineblock1">Association for Information Systems Student Chapters</text:p><text:list text:style-name="rststyle-bulletlist"><text:list-item><text:p text:style-name="rststyle-bulletitem">Worked with AIS Student Chapter Presidents to found AISSC</text:p></text:list-item><text:list-item><text:p text:style-name="rststyle-bulletitem">Created facebook.com/AISSC and
twitter.com/AISSC</text:p></text:list-item><text:list-item><text:p text:style-name="rststyle-bulletitem">2010 AIS Student Chapters Outstanding Communications Award</text:p></text:list-item></text:list></text:section><text:section text:name="Section23" text:style-name="Sect3"><text:h text:outline-level="3" text:style-name="rststyle-heading3"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Src: http://code.google.com/p/helphaitiproject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text:list-item><text:p text:style-name="rststyle-bulletitem">https://github.com/westurner/provis (2014) -- Packer, Vagrant, Salt, <text:span text:style-name="rststyle-emphasis">Make</text:span></text:p></text:list-item></text:list></text:section><text:section text:name="Section26" text:style-name="Sect3"><text:h text:outline-level="3" text:style-name="rststyle-heading3">2011: Flowstat</text:h><text:p text:style-name="rststyle-lineblock1">Pyramid polyglot sandbox</text:p><text:p text:style-name="rststyle-lineblock1">Src: https://bitbucket.org/westurner/flowstat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2012: Self Directed Learning</text:h><text:p text:style-name="rststyle-lineblock1">Web: https://westurner.org/self-directed-learning/</text:p><text:p text:style-name="rststyle-lineblock1">Src: https://github.com/westurner/self-directed-learning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2012: Pycd10api</text:h><text:p text:style-name="rststyle-lineblock1">REST API wrapper for ICD 10 CM and PCS XML files</text:p><text:p text:style-name="rststyle-lineblock1">Web: https://github.com/westurner/pycd10api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2013: Redem</text:h><text:p text:style-name="rststyle-lineblock1">Personal reddit data liberation backup utility</text:p><text:p text:style-name="rststyle-lineblock1">Src: https://github.com/westurner/redem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text:p text:style-name="rststyle-lineblock1">https://westurner.org/redditlog/</text:p></text:section><text:section text:name="Section30" text:style-name="Sect3"><text:h text:outline-level="3" text:style-name="rststyle-heading3">2014: Health-marketplace</text:h><text:p text:style-name="rststyle-lineblock1">Health marketplace web application</text:p><text:p text:style-name="rststyle-lineblock1">Src: https://github.com/westurner/health-marketplace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2014: Menuapp</text:h><text:p text:style-name="rststyle-lineblock1">Restaurant menu web application with schema.org types</text:p><text:list text:style-name="rststyle-bulletlist"><text:list-item><text:p text:style-name="rststyle-bulletitem"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2014: Healthref</text:h><text:p text:style-name="rststyle-lineblock1">Health reference demo application</text:p><text:p text:style-name="rststyle-lineblock1">Src: https://github.com/westurner/healthref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2014: sphinxcontrib-srclinks</text:h><text:p text:style-name="rststyle-lineblock1">Src: https://github.com/westurner/sphinxcontrib-srclinks</text:p></text:section><text:section text:name="Section34" text:style-name="Sect3"><text:h text:outline-level="3" text:style-name="rststyle-heading3">2014: WRD R&amp;D Documentation</text:h><text:p text:style-name="rststyle-lineblock1">Web: https://wrdrd.com/docs/</text:p><text:p text:style-name="rststyle-lineblock1">Src: https://github.com/wrdrd/docs</text:p><text:p text:style-name="rststyle-textbody">An outline of notes and points
written in ReStructuredText.</text:p><text:list text:style-name="rststyle-bulletlist"><text:list-item><text:p text:style-name="rststyle-bulletitem">Tools Docs:
https://wrdrd.com/docs/tools/</text:p></text:list-item></text:list></text:section><text:section text:name="Section35" text:style-name="Sect3"><text:h text:outline-level="3" text:style-name="rststyle-heading3">2015: Pgs</text:h><text:p text:style-name="rststyle-lineblock1">Src: https://github.com/westurner/pgs</text:p><text:p text:style-name="rststyle-textbody">A bottle webapp for serving static files from a git branch, or from the local filesystem.</text:p></text:section><text:section text:name="Section36" text:style-name="Sect3"><text:h text:outline-level="3" text:style-name="rststyle-heading3">2015: elasticsearchjsonld</text:h><text:p text:style-name="rststyle-lineblock1">Src: https://github.com/westurner/elasticsearchjsonld</text:p><text:p text:style-name="rststyle-textbody">Generate JSON-LD @contexts from ElasticSearch JSON Mappings
with Python and JSON-LD.</text:p></text:section><text:section text:name="Section37" text:style-name="Sect3"><text:h text:outline-level="3" text:style-name="rststyle-heading3">2015: pypfi</text:h><text:p text:style-name="rststyle-lineblock1">Src: https://github.com/westurner/pypfi</text:p><text:p text:style-name="rststyle-textbody">Parse a transaction CSV with Python</text:p><text:p text:style-name="rststyle-textbody">And then ofxparse:</text:p><text:list text:style-name="rststyle-bulletlist"><text:list-item><text:p text:style-name="rststyle-bulletitem">https://pypi.python.org/pypi/ofxparse</text:p></text:list-item><text:list-item><text:p text:style-name="rststyle-bulletitem">https://github.com/conda/conda-recipes/blob/762c8e5/ofxparse/meta.yaml</text:p></text:list-item><text:list-item><text:p text:style-name="rststyle-bulletitem">https://github.com/conda/conda-recipes/blob/master/python/ofxparse/meta.yaml</text:p></text:list-item></text:list></text:section><text:section text:name="Section38" text:style-name="Sect3"><text:h text:outline-level="3" text:style-name="rststyle-heading3">2015: pyglobalgoals</text:h><text:p text:style-name="rststyle-lineblock1">Src: https://github.com/westurner/pyglobalgoals</text:p><text:p text:style-name="rststyle-textbody">https://github.com/westurner/pyglobalgoals/blob/master/notebooks/globalgoals-pyglobalgoals.py.ipynb
* https://github.com/westurner/pyglobalgoals/blob/master/notebooks/data/globalgoals.jsonld</text:p></text:section><text:section text:name="Section39" text:style-name="Sect3"><text:h text:outline-level="3" text:style-name="rststyle-heading3">venv</text:h><text:p text:style-name="rststyle-lineblock1">Docs: https://westurner.org/dotfiles/venv</text:p><text:section text:name="Section40" text:style-name="Sect4"><text:h text:outline-level="4" text:style-name="rststyle-heading4">venv.vim</text:h><text:p text:style-name="rststyle-lineblock1">Src: https://github.com/westurner/venv.vim</text:p><text:p text:style-name="rststyle-lineblock1">Docs: https://westurner.org/dotfiles/venv#cdalias</text:p><text:p text:style-name="rststyle-textbody">(<text:span text:style-name="rststyle-inlineliteral">:Cdhere</text:span>, <text:span text:style-name="rststyle-inlineliteral">:Cdworkonhome</text:span>, <text:span text:style-name="rststyle-inlineliteral">:Cdwh</text:span>, <text:span text:style-name="rststyle-inlineliteral">:Cdhelp</text:span>, (<text:span text:style-name="rststyle-inlineliteral">$ cdhelp</text:span>))</text:p></text:section></text:section><text:section text:name="Section41" text:style-name="Sect3"><text:h text:outline-level="3" text:style-name="rststyle-heading3">hello_world</text:h><text:p text:style-name="rststyle-lineblock1">https://github.com/westurner/hello_world</text:p><text:p text:style-name="rststyle-textbody">Language basics / code samples in C++, CoffeeScript, Cython,
Go, Java, Javascript, Python, and Ruby</text:p></text:section><text:section text:name="Section42" text:style-name="Sect3"><text:h text:outline-level="3" text:style-name="rststyle-heading3">Dotfiles</text:h><text:p text:style-name="rststyle-lineblock1">https://westurner.org/dotfiles/</text:p><text:p text:style-name="rststyle-lineblock1">https://github.com/westurner/dotfiles</text:p><text:p text:style-name="rststyle-lineblock1">https://github.com/westurner/dotvim</text:p><text:list text:style-name="rststyle-bulletlist"><text:list-item><text:p text:style-name="rststyle-bulletitem">Python package with documentation</text:p></text:list-item><text:list-item><text:p text:style-name="rststyle-bulletitem">Configuration set for Bash, ZSH, Python, IPython, I3WM</text:p></text:list-item><text:list-item><text:p text:style-name="rststyle-bulletitem">Configuration set for Vim</text:p></text:list-item></text:list></text:section><text:section text:name="Section43" text:style-name="Sect3"><text:h text:outline-level="3" text:style-name="rststyle-heading3">Open Source Contributions</text:h><text:p text:style-name="rststyle-textbody">Primarily small contributions here and there to show my appreciation.</text:p><text:p text:style-name="rststyle-textbody">See:</text:p><text:list text:style-name="rststyle-bulletlist"><text:list-item><text:p text:style-name="rststyle-bulletitem">https://westurner.org/wiki/contributions</text:p></text:list-item><text:list-item><text:p text:style-name="rststyle-bulletitem">https://westurner.org/wiki/github</text:p><text:list text:style-name="rststyle-bulletlist"><text:list-item><text:p text:style-name="rststyle-bulletitem">https://githubcontributions.io/user/westurner</text:p><text:list text:style-name="rststyle-bulletlist"><text:list-item><text:p text:style-name="rststyle-bulletitem">2016-03-08: "westurner made 6411 contributions to 345 repositories"</text:p></text:list-item></text:list></text:list-item></text:list></text:list-item></text:list></text:section></text:section><text:section text:name="Section44" text:style-name="Sect2"><text:h text:outline-level="2" text:style-name="rststyle-heading2">Contact Information</text:h><text:p text:style-name="rststyle-lineblock1">Homepage: westurner.org</text:p><text:p text:style-name="rststyle-lineblock1">LinkedIn: linkedin.com/in/westurner</text:p><text:p text:style-name="rststyle-lineblock1">Twitter: @westurner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6-07-29T21:10:04</meta:creation-date>
    <dc:creator>wturner</dc:creator>
    <dc:date>2016-07-29T21:10:04</dc:date>
    <dc:language>en-US</dc:language>
    <meta:editing-cycles>1</meta:editing-cycles>
    <meta:editing-duration>PT00M01S</meta:editing-duration>
    <dc:title>[no title]</dc:title>
  </office:meta>
</office:document-meta>
</file>